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61ad" officeooo:paragraph-rsid="000e61ad"/>
    </style:style>
    <style:style style:name="P2" style:family="paragraph" style:parent-style-name="Header">
      <style:paragraph-properties fo:text-align="end" style:justify-single-word="false"/>
      <style:text-properties officeooo:rsid="00226e8a" officeooo:paragraph-rsid="000fd2f7"/>
    </style:style>
    <style:style style:name="P3" style:family="paragraph" style:parent-style-name="Header">
      <style:text-properties officeooo:rsid="00226e8a" officeooo:paragraph-rsid="000fd2f7"/>
    </style:style>
    <style:style style:name="P4" style:family="paragraph" style:parent-style-name="Header">
      <style:paragraph-properties fo:break-before="page"/>
      <style:text-properties officeooo:rsid="0022c9bc" officeooo:paragraph-rsid="000fd2f7"/>
    </style:style>
    <style:style style:name="P5" style:family="paragraph" style:parent-style-name="Text_20_body">
      <style:paragraph-properties fo:text-align="center" style:justify-single-word="false"/>
      <style:text-properties style:font-name="Liberation Serif1" fo:font-size="20pt" fo:font-weight="bold" officeooo:rsid="000fd2f7" officeooo:paragraph-rsid="000fd2f7" style:font-size-asian="20pt" style:font-weight-asian="bold" style:font-size-complex="20pt" style:font-weight-complex="bold"/>
    </style:style>
    <style:style style:name="T1" style:family="text">
      <style:text-properties officeooo:rsid="0023544e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rint-Review du sprint-0</text:p>
      <text:p text:style-name="P1">Nous avons eu de nouvelles idées concernant le product backlog. Redéfinition de l’ordre d’exécution des tâches et de leurs priorités respectiv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0fd2f7"/>
    </style:style>
    <style:style style:name="MP2" style:family="paragraph" style:parent-style-name="Header">
      <style:paragraph-properties fo:break-before="page"/>
      <style:text-properties officeooo:rsid="0022c9bc" officeooo:paragraph-rsid="000fd2f7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0fd2f7"/>
    </style:style>
    <style:style style:name="MT1" style:family="text">
      <style:text-properties officeooo:rsid="0023544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21/02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0:12:10.429448468</meta:creation-date>
    <meta:generator>LibreOffice/6.0.2.1$Windows_X86_64 LibreOffice_project/f7f06a8f319e4b62f9bc5095aa112a65d2f3ac89</meta:generator>
    <dc:date>2019-03-03T14:27:19.923000000</dc:date>
    <meta:editing-duration>PT6M27S</meta:editing-duration>
    <meta:editing-cycles>2</meta:editing-cycles>
    <meta:document-statistic meta:table-count="0" meta:image-count="0" meta:object-count="0" meta:page-count="1" meta:paragraph-count="5" meta:word-count="31" meta:character-count="218" meta:non-whitespace-character-count="192"/>
  </office:meta>
</office:document-meta>
</file>